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uchu Święty wołam przyjdź,</text:span><text:span text:style-name="T1"><text:line-break/></text:span><text:span text:style-name="T1">bądź jak ogień w duszy mej,</text:span><text:span text:style-name="T1"><text:line-break/></text:span><text:span text:style-name="T1">bądź jak ogień w ciele mym,</text:span><text:span text:style-name="T1"><text:line-break/></text:span><text:span text:style-name="T1">rozpal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szechmogący Bóg</text:span><text:span text:style-name="T1"><text:line-break/></text:span><text:span text:style-name="T1">jest pośród nas,</text:span><text:span text:style-name="T1"><text:line-break/></text:span><text:span text:style-name="T1">miłosierdzie Jego wielkie jest,</text:span><text:span text:style-name="T1"><text:line-break/></text:span><text:span text:style-name="T1">okazuje dobroć swoją dziś</text:span><text:span text:style-name="T1"><text:line-break/></text:span><text:span text:style-name="T1">dla tych,</text:span><text:span text:style-name="T1"><text:line-break/></text:span><text:span text:style-name="T1">którzy chcą miłować 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6-03-29T13:36:42</meta:creation-date>
    <dc:date>2012-10-23T19:02:20</dc:date>
    <dc:language>pl-PL</dc:language>
    <meta:editing-cycles>9</meta:editing-cycles>
    <meta:editing-duration>PT18M4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